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Myungjo" svg:font-family="AppleMyu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74454" officeooo:paragraph-rsid="001ae5e0" style:font-size-asian="9pt" style:font-size-complex="9pt"/>
    </style:style>
    <style:style style:name="P2" style:family="paragraph" style:parent-style-name="Standard">
      <style:text-properties fo:font-size="9pt" officeooo:rsid="001ae5e0" officeooo:paragraph-rsid="001ae5e0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8pt" officeooo:rsid="00174454" officeooo:paragraph-rsid="00174454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8pt" officeooo:rsid="00174454" officeooo:paragraph-rsid="0017a8cd" style:font-size-asian="8pt" style:font-size-complex="8pt"/>
    </style:style>
    <style:style style:name="P5" style:family="paragraph" style:parent-style-name="Standard">
      <style:paragraph-properties fo:text-align="end" style:justify-single-word="false"/>
      <style:text-properties fo:font-size="8pt" officeooo:rsid="00174454" officeooo:paragraph-rsid="0019523a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8pt" officeooo:rsid="00174454" officeooo:paragraph-rsid="001ae5e0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officeooo:rsid="00174454" officeooo:paragraph-rsid="001b34ef" style:font-size-asian="8pt" style:font-size-complex="8pt"/>
    </style:style>
    <style:style style:name="P8" style:family="paragraph" style:parent-style-name="Standard">
      <style:text-properties fo:font-size="8pt" officeooo:rsid="00174454" officeooo:paragraph-rsid="00174454" style:font-size-asian="8pt" style:font-size-complex="8pt"/>
    </style:style>
    <style:style style:name="P9" style:family="paragraph" style:parent-style-name="Standard">
      <style:text-properties fo:font-size="8pt" officeooo:rsid="00174454" officeooo:paragraph-rsid="001b34ef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74454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7a8c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9523a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74454" officeooo:paragraph-rsid="001ae5e0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9523a" officeooo:paragraph-rsid="0019523a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a2de4" officeooo:paragraph-rsid="001a2de4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a2de4" officeooo:paragraph-rsid="001ae5e0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bold" officeooo:rsid="001ae5e0" officeooo:paragraph-rsid="001ae5e0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e5e0" officeooo:paragraph-rsid="001ae5e0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e5e0" officeooo:paragraph-rsid="001b34ef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2de4" officeooo:paragraph-rsid="001a2de4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fo:font-weight="normal" officeooo:rsid="001a2de4" officeooo:paragraph-rsid="001ae5e0" style:font-size-asian="8pt" style:font-weight-asian="normal" style:font-size-complex="8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8pt" officeooo:paragraph-rsid="00174454" style:font-size-asian="8pt" style:font-size-complex="8pt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8pt" officeooo:paragraph-rsid="0019523a" style:font-size-asian="8pt" style:font-size-complex="8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8pt" officeooo:rsid="00174454" officeooo:paragraph-rsid="0019523a" style:font-size-asian="8pt" style:font-size-complex="8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8pt" officeooo:rsid="00174454" officeooo:paragraph-rsid="00174454" style:font-size-asian="8pt" style:font-size-complex="8pt"/>
    </style:style>
    <style:style style:name="P27" style:family="paragraph" style:parent-style-name="Standard">
      <style:text-properties fo:font-size="8pt" officeooo:rsid="00174454" officeooo:paragraph-rsid="001ae5e0" style:font-size-asian="8pt" style:font-size-complex="8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8pt" officeooo:rsid="0017a8cd" officeooo:paragraph-rsid="0017a8cd" style:font-size-asian="8pt" style:font-size-complex="8pt"/>
    </style:style>
    <style:style style:name="P29" style:family="paragraph" style:parent-style-name="Standard">
      <style:text-properties fo:font-size="8pt" officeooo:rsid="001ae5e0" officeooo:paragraph-rsid="001ae5e0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1b34ef" officeooo:paragraph-rsid="001b34e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9pt" officeooo:paragraph-rsid="001b34ef" style:font-size-asian="9pt" style:font-size-complex="9pt"/>
    </style:style>
    <style:style style:name="P3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officeooo:rsid="00174454" officeooo:paragraph-rsid="00174454" style:font-size-asian="10pt" style:font-size-complex="10pt"/>
    </style:style>
    <style:style style:name="P3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fo:font-weight="normal" officeooo:rsid="001b34ef" officeooo:paragraph-rsid="001b34ef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1pt" officeooo:rsid="001ae5e0" officeooo:paragraph-rsid="001ae5e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523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a8c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523a"/>
    </style:style>
    <style:style style:name="T8" style:family="text">
      <style:text-properties officeooo:rsid="001a2de4"/>
    </style:style>
    <style:style style:name="T9" style:family="text">
      <style:text-properties officeooo:rsid="001ae5e0"/>
    </style:style>
    <style:style style:name="T10" style:family="text">
      <style:text-properties fo:font-style="normal" officeooo:rsid="001ae5e0" style:font-style-asian="normal" style:font-style-complex="normal"/>
    </style:style>
    <style:style style:name="T11" style:family="text">
      <style:text-properties fo:font-style="normal" fo:font-weight="normal" officeooo:rsid="001ae5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34ef" style:font-style-asian="normal" style:font-weight-asian="normal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ae5e0" style:font-size-asian="10pt" style:font-size-complex="10pt"/>
    </style:style>
    <style:style style:name="T15" style:family="text">
      <style:text-properties fo:font-size="10pt" officeooo:rsid="0019523a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ae5e0" style:font-size-asian="10pt" style:font-weight-asian="bold" style:font-size-complex="10pt" style:font-weight-complex="bold"/>
    </style:style>
    <style:style style:name="T18" style:family="text">
      <style:text-properties fo:font-size="8pt" style:text-underline-style="none" fo:font-weight="normal" officeooo:rsid="001b34ef" style:font-size-asian="8pt" style:font-weight-asian="normal" style:font-size-complex="8pt" style:font-weight-complex="normal"/>
    </style:style>
    <style:style style:name="T19" style:family="text">
      <style:text-properties officeooo:rsid="001b34e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34ef" style:font-weight-asian="normal" style:font-weight-complex="normal"/>
    </style:style>
    <style:style style:name="T22" style:family="text">
      <style:text-properties fo:font-weight="normal" officeooo:rsid="001ae5e0" style:font-weight-asian="normal" style:font-weight-complex="normal"/>
    </style:style>
    <style:style style:name="T23" style:family="text">
      <style:text-properties fo:font-size="12pt" style:text-underline-style="none" fo:font-weight="normal" officeooo:rsid="001b34ef" style:font-size-asian="12pt" style:font-weight-asian="normal" style:font-size-complex="12pt" style:font-weight-complex="normal"/>
    </style:style>
    <style:style style:name="T24" style:family="text">
      <style:text-properties style:text-underline-style="none" fo:font-weight="normal" officeooo:rsid="001b34ef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pollo Jain</text:p>
      <text:p text:style-name="P31"><text:span text:style-name="T24">apollojain@gmail.com | apollojain.com | github.com/apollojain</text:span></text:p>
      <text:p text:style-name="P33">Education</text:p>
      <text:section text:style-name="Sect1" text:name="Section5">
        <text:p text:style-name="P9"><text:span text:style-name="T17">UC Berkeley</text:span><text:span text:style-name="T16"> <text:s text:c="2"/></text:span><text:span text:style-name="T4"><text:s text:c="28"/><text:tab/><text:tab/><text:tab/></text:span></text:p>
        <text:p text:style-name="P20"><text:span text:style-name="T19">M</text:span>.S. EECS</text:p>
        <text:p text:style-name="P7"><text:span text:style-name="T3"><text:tab/><text:tab/><text:tab/><text:tab/><text:tab/> <text:s text:c="13"/><text:tab/> </text:span><text:span text:style-name="T11">May 201</text:span><text:span text:style-name="T12">8</text:span><text:span text:style-name="T20"><text:tab/><text:tab/><text:tab/><text:tab/></text:span><text:span text:style-name="T22">GPA: 3.</text:span><text:span text:style-name="T21">9</text:span></text:p>
      </text:section>
      <text:p text:style-name="P27"><text:span text:style-name="T4">Coursework: </text:span>Stochastic Processes, Database Systems, Deep Time Series Learning, Computer Vision </text:p>
      <text:p text:style-name="P27"><text:span text:style-name="T4">Teaching: </text:span>Designing Information Devices and Systems II (Circuits, Controls, and Signal Processing) </text:p>
      <text:p text:style-name="P27"><text:span text:style-name="T4">Thesis:</text:span> EV Infrastructure Planning and Grid Impact Assessment: A Case for Mexico</text:p>
      <text:p text:style-name="P8"/>
      <text:section text:style-name="Sect1" text:name="Section6">
        <text:p text:style-name="P14"><text:span text:style-name="T14">UC Berkeley</text:span><text:span text:style-name="T13"> <text:s/></text:span><text:s text:c="29"/><text:tab/><text:tab/><text:tab/></text:p>
        <text:p text:style-name="P19">B.S. EECS</text:p>
        <text:p text:style-name="P6"><text:span text:style-name="T1"><text:tab/><text:tab/><text:tab/><text:tab/><text:tab/> <text:s text:c="13"/><text:tab/> </text:span><text:span text:style-name="T10">May 2017</text:span><text:tab/><text:tab/><text:tab/><text:tab/><text:tab/><text:span text:style-name="T9">GPA: 3.6</text:span></text:p>
      </text:section>
      <text:p text:style-name="P27"><text:span text:style-name="T4">Coursework:</text:span> Signals and Systems, Optimization Models, Engineering Statistics, Algorithms, Artificial Intelligence, Machine Learning, Discrete Math and Probability </text:p>
      <text:p text:style-name="P27"><text:span text:style-name="T4">Organizations: </text:span>ASUC Student Government (CTO), Robotics at Berkeley (Co-Founder, Vice President), Hackers at Berkeley (Director), Kairos Society </text:p>
      <text:p text:style-name="P27"><text:span text:style-name="T4">Awards: </text:span>Cal Alumni Association Leadership Award, Oski Student Leadership Award, Fung Fellowship for Wellness and Technology</text:p>
      <text:p text:style-name="P1"/>
      <text:p text:style-name="P34">Technical Skills</text:p>
      <text:p text:style-name="P29"><text:span text:style-name="T4">Languages : </text:span>Python, Matlab, Java, C++, C, Go </text:p>
      <text:p text:style-name="P29"><text:span text:style-name="T4">Frameworks: </text:span>PyTorch, TensorFlow, SciKitLearn, CVXPy, OpenGL</text:p>
      <text:p text:style-name="P2"/>
      <text:p text:style-name="P32">Professional Experience</text:p>
      <text:section text:style-name="Sect1" text:name="Section1">
        <text:p text:style-name="P11"><text:span text:style-name="T13">Anduril Industries <text:s text:c="2"/></text:span><text:s text:c="28"/><text:tab/><text:tab/><text:tab/></text:p>
        <text:p text:style-name="P11">Irvine, CA</text:p>
        <text:p text:style-name="P3"><text:span text:style-name="T1"><text:tab/><text:tab/><text:tab/><text:tab/><text:tab/> <text:s text:c="4"/>Software Engineer</text:span><text:tab/><text:tab/><text:tab/><text:tab/><text:tab/>November 2018 – Present</text:p>
      </text:section>
      <text:list xml:id="list5118055052717426132" text:style-name="L1">
        <text:list-item>
          <text:p text:style-name="P25">Serve as lead developer on a new maritime tower product, which includes radar and VHF transceiver serial processing code, general infrastructure, a boat-specific sensor fusion tracking model, and a sigmoid-based hostile boat classifier. Currently used in the field for drug trafficking prevention on the California coast. Written in C++, Golang, and NixOS.</text:p>
        </text:list-item>
        <text:list-item>
          <text:p text:style-name="P25">Built a radar tracking algorithm and software infrastructure for the company’s drone tracking tower. Integrated various third-party RF Detection Sensors in order to improve the algorithm’s confidence. <text:s/>System recorded &gt;85% tracking accuracy and 95% drone identification rate. Currently deployed internationally in the field. Written in C++, Golang, and NixOS.</text:p>
        </text:list-item>
        <text:list-item>
          <text:p text:style-name="P26">Created an EKF-based general purpose model for fusing high-confidence measurements (ADSB, AIS, GPS) into the system’s global tracker. Helped to reduce sensor fusion uncertainty by 60% in counter-drone project, allowing for the ability of the counter-drone kinetic “interception” system to have end-to-end lock on and drone kills in testing. Written in C++.</text:p>
        </text:list-item>
      </text:list>
      <text:section text:style-name="Sect1" text:name="Section2">
        <text:p text:style-name="P11"><text:span text:style-name="T13">UC San Francisco </text:span><text:s text:c="30"/><text:tab/><text:tab/><text:tab/></text:p>
        <text:p text:style-name="P11">San Francisco, CA</text:p>
        <text:p text:style-name="P3"><text:span text:style-name="T1"><text:tab/><text:tab/><text:tab/><text:tab/><text:tab/> <text:s text:c="3"/>Research Engineer</text:span><text:tab/><text:tab/><text:tab/><text:tab/>August 2018 – November 2018</text:p>
      </text:section>
      <text:list xml:id="list91018628558344" text:continue-numbering="true" text:style-name="L1">
        <text:list-item>
          <text:p text:style-name="P23">Created an infrastructure pipeline in order to identify features to compute visual and text based features of MRIs <text:span text:style-name="T8">using Python.</text:span></text:p>
        </text:list-item>
        <text:list-item>
          <text:p text:style-name="P23">Created a SVM-based classification model to differentiate between MRI DICOM image types and refined a CNN-based model for the same purpose. <text:span text:style-name="T7">Recorded accurate classification rate of &gt;90%, while reducing false-positive rate by 30% by fusing aforementioned text-based features. Used Python in conjunction with ScikitLearn and PyTorch frameworks.</text:span></text:p>
        </text:list-item>
      </text:list>
      <text:section text:style-name="Sect1" text:name="Section3">
        <text:p text:style-name="P12"><text:span text:style-name="T15">Palantir Technologies</text:span><text:span text:style-name="T13"> <text:s text:c="6"/></text:span><text:s text:c="24"/><text:tab/><text:tab/><text:tab/></text:p>
        <text:p text:style-name="P15">New York, NY</text:p>
        <text:p text:style-name="P4"><text:span text:style-name="T1"><text:tab/><text:tab/><text:tab/> <text:s text:c="7"/></text:span><text:span text:style-name="T2">Forward Deployed Engineering Intern</text:span><text:tab/><text:tab/><text:tab/><text:tab/><text:span text:style-name="T5">May</text:span> 201<text:span text:style-name="T5">7</text:span> – <text:span text:style-name="T5">August</text:span> 201<text:span text:style-name="T5">7</text:span></text:p>
      </text:section>
      <text:list xml:id="list91018690567785" text:continue-numbering="true" text:style-name="L1">
        <text:list-item>
          <text:p text:style-name="P28">Worked on comprehensive spreadsheet, including integration with internal tooling for code management, geographic data feature <text:span text:style-name="T7">encoding frameworks</text:span>, <text:span text:style-name="T7">proprietary cloud services and database tools, </text:span>and more.</text:p>
        </text:list-item>
        <text:list-item>
          <text:p text:style-name="P23">Coded custom software solutions using the Palantir Gotham product for clients in the government regulatory space.</text:p>
        </text:list-item>
        <text:list-item>
          <text:p text:style-name="P23">Won <text:span text:style-name="T6">Palantir Hack Week</text:span> for an NLP slang and synonym detection project, <text:span text:style-name="T5">which also integrated the aforementioned spreadsheet project that I was involved with,</text:span></text:p>
        </text:list-item>
      </text:list>
      <text:section text:style-name="Sect1" text:name="Section4">
        <text:p text:style-name="P13"><text:span text:style-name="T15">Tesla Motors</text:span><text:span text:style-name="T13"> </text:span><text:s text:c="28"/><text:tab/><text:tab/><text:tab/></text:p>
        <text:p text:style-name="P15">Palo Alto, CA</text:p>
        <text:p text:style-name="P5"><text:span text:style-name="T1"><text:tab/><text:tab/><text:tab/><text:tab/><text:tab/> <text:s text:c="3"/></text:span><text:span text:style-name="T2">Engineering Intern</text:span><text:tab/><text:tab/><text:tab/><text:tab/><text:span text:style-name="T7">January</text:span> 201<text:span text:style-name="T7">6</text:span> – <text:span text:style-name="T7">May</text:span> 201<text:span text:style-name="T7">6</text:span></text:p>
      </text:section>
      <text:list xml:id="list407177148745097358" text:style-name="L2">
        <text:list-item>
          <text:p text:style-name="P24">Focused on testing and verifying different properties of various parts of the Model 3 Powerboard.</text:p>
        </text:list-item>
        <text:list-item>
          <text:p text:style-name="P24">Created a web application application using Django to keep track of and simulate car part lifetimes, <text:span text:style-name="T7">which also served as a Parts Management tool internally.</text:span></text:p>
        </text:list-item>
      </text:list>
      <text:p text:style-name="P10"/>
      <text:p text:style-name="P34">Projects</text:p>
      <text:p text:style-name="P16">Mediate (2019)</text:p>
      <text:p text:style-name="P21">Worked in a four person team for YCombinator Hacks in order to build a pair of glasses for recording, searching, and querying conversations. Used an Arduino Feather, Bluetooth Module, Google Cloud Speech, and MongoDB.</text:p>
      <text:p text:style-name="P21"/>
      <text:p text:style-name="P17">Brainwalk (201<text:span text:style-name="T9">8</text:span>)</text:p>
      <text:p text:style-name="P22">Worked in a four person team on a neurodegenerative disease diagnostics project in conjunction with the UCSF Bove Lab and the Fung Fellowship. Created infrastructure in Python (Scikitlearn and SciPy) to connect the three portions of the project: Eye tracking data, sound-based signal processing, and gait data. </text:p>
      <text:p text:style-name="P22"/>
      <text:p text:style-name="P18">EV Station Location Generator (2017)</text:p>
      <text:p text:style-name="P19">Worked as part of a larger team on a Mexico City environmental improvement simulation. Devised a grid-based placement algorithm in conjunction with a convex optimization approach to place and quantify the locations, earnings, and environmental impact of EV charging stations. Used Python, in conjunction with the CVXPy and ScikitLearn frameworks. Won the <text:span text:style-name="T6">UN Data for Climate Action Award</text:span> for a publication that included my findin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Myungjo" svg:font-family="AppleMyungj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08:14:14.316499406</meta:creation-date>
    <dc:date>2020-01-22T09:10:16.922010130</dc:date>
    <meta:editing-duration>PT41M42S</meta:editing-duration>
    <meta:editing-cycles>7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48" meta:word-count="663" meta:character-count="4922" meta:non-whitespace-character-count="4003"/>
  </office:meta>
</office:document-meta>
</file>